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683cm" fo:min-width="0cm" fo:padding-top="0.13cm" fo:padding-bottom="0.13cm" fo:padding-left="0.25cm" fo:padding-right="0.25cm" fo:wrap-option="wrap" draw:shadow="hidden" draw:shadow-color="#000080"/>
    </style:style>
    <style:style style:name="pr2" style:family="presentation" style:parent-style-name="Default-notes">
      <style:graphic-properties draw:fill-color="#ffffff" draw:auto-grow-height="true" fo:min-height="11.606cm"/>
    </style:style>
    <style:style style:name="pr3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 draw:shadow-color="#000080"/>
    </style:style>
    <style:style style:name="pr4" style:family="presentation" style:parent-style-name="Default-outline1">
      <style:graphic-properties draw:fill-color="#ffffff" fo:min-height="11.238cm"/>
    </style:style>
    <style:style style:name="pr5" style:family="presentation" style:parent-style-name="Default-title">
      <style:graphic-properties fo:min-height="3.212cm"/>
    </style:style>
    <style:style style:name="pr6" style:family="presentation" style:parent-style-name="Default-outline1">
      <style:graphic-properties fo:min-height="11.049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efault-outline1">
      <style:graphic-properties fo:min-height="17.151cm"/>
    </style:style>
    <style:style style:name="pr9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52cm" fo:min-width="0cm" fo:padding-top="0.13cm" fo:padding-bottom="0.13cm" fo:padding-left="0.25cm" fo:padding-right="0.25cm" fo:wrap-option="wrap" draw:shadow="hidden" draw:shadow-color="#000080"/>
    </style:style>
    <style:style style:name="pr10" style:family="presentation" style:parent-style-name="Default-outline1">
      <style:graphic-properties draw:fill-color="#ffffff" draw:auto-grow-height="true" fo:min-height="12.573cm"/>
    </style:style>
    <style:style style:name="pr1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578cm" fo:min-width="0cm" fo:padding-top="0.13cm" fo:padding-bottom="0.13cm" fo:padding-left="0.25cm" fo:padding-right="0.25cm" fo:wrap-option="wrap" draw:shadow="hidden" draw:shadow-color="#000080"/>
    </style:style>
    <style:style style:name="pr12" style:family="presentation" style:parent-style-name="Default-outline1">
      <style:graphic-properties draw:fill-color="#ffffff" fo:min-height="13.305cm"/>
    </style:style>
    <style:style style:name="pr13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28cm" fo:min-width="0cm" fo:padding-top="0.13cm" fo:padding-bottom="0.13cm" fo:padding-left="0.25cm" fo:padding-right="0.25cm" fo:wrap-option="wrap" draw:shadow="hidden" draw:shadow-color="#000080"/>
    </style:style>
    <style:style style:name="pr14" style:family="presentation" style:parent-style-name="Default-outline1">
      <style:graphic-properties draw:fill-color="#ffffff" fo:min-height="13.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text-properties style:font-name="Courier 10 Pitch1"/>
    </style:style>
    <style:style style:name="P6" style:family="paragraph">
      <style:text-properties fo:font-size="12pt"/>
    </style:style>
    <style:style style:name="P7" style:family="paragraph">
      <style:text-properties style:font-name="Courier 10 Pitch1" fo:font-size="24pt" style:font-size-asian="24pt" style:font-size-complex="24pt"/>
    </style:style>
    <style:style style:name="P8" style:family="paragraph">
      <style:paragraph-properties fo:margin-left="0.952cm" fo:margin-right="0cm" fo:text-indent="0cm"/>
    </style:style>
    <style:style style:name="P9" style:family="paragraph">
      <style:paragraph-properties fo:margin-left="0.952cm" fo:margin-right="0cm" fo:text-indent="0cm"/>
      <style:text-properties style:font-name="Courier 10 Pitch1" fo:font-size="22pt" style:font-size-asian="22pt" style:font-size-complex="22pt"/>
    </style:style>
    <style:style style:name="P10" style:family="paragraph">
      <style:paragraph-properties fo:margin-left="0.952cm" fo:margin-right="0cm" fo:text-indent="0cm"/>
      <style:text-properties style:font-name="Courier 10 Pitch1" fo:font-size="18pt" style:font-size-asian="18pt" style:font-size-complex="18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ourier 10 Pitch1" fo:font-size="36pt" style:font-size-asian="36pt" style:font-size-complex="36pt"/>
    </style:style>
    <style:style style:name="T4" style:family="text">
      <style:text-properties style:font-name="Courier 10 Pitch1" fo:font-size="28pt" style:font-size-asian="28pt" style:font-size-complex="28pt"/>
    </style:style>
    <style:style style:name="T5" style:family="text">
      <style:text-properties fo:color="#ffff00" style:font-name="Courier 10 Pitch1" fo:font-size="28pt" style:font-size-asian="28pt" style:font-size-complex="28pt"/>
    </style:style>
    <style:style style:name="T6" style:family="text">
      <style:text-properties style:font-name="Courier 10 Pitch1" fo:font-size="24pt" style:font-size-asian="24pt" style:font-size-complex="24pt"/>
    </style:style>
    <style:style style:name="T7" style:family="text">
      <style:text-properties fo:color="#ffff00" style:font-name="Courier 10 Pitch1" fo:font-size="24pt" style:font-size-asian="24pt" style:font-size-complex="24pt"/>
    </style:style>
    <style:style style:name="T8" style:family="text">
      <style:text-properties style:font-name="Courier 10 Pitch1" fo:font-size="22pt" style:font-size-asian="22pt" style:font-size-complex="22pt"/>
    </style:style>
    <style:style style:name="T9" style:family="text">
      <style:text-properties style:font-name="Courier 10 Pitch1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">
        <style:list-level-properties text:min-label-width="0.952cm"/>
        <style:text-properties fo:font-family="Wingdings" style:font-pitch="variable" style:font-charset="x-symbol" fo:color="#ffffcc" fo:font-size="75%"/>
      </text:list-level-style-bullet>
      <text:list-level-style-bullet text:level="2" text:bullet-char="">
        <style:list-level-properties text:space-before="1.27cm" text:min-label-width="0.793cm"/>
        <style:text-properties fo:font-family="Wingdings" style:font-pitch="variable" style:font-charset="x-symbol" fo:color="#ffffcc" fo:font-size="75%"/>
      </text:list-level-style-bullet>
      <text:list-level-style-bullet text:level="3" text:bullet-char="">
        <style:list-level-properties text:space-before="2.54cm" text:min-label-width="0.635cm"/>
        <style:text-properties fo:font-family="Wingdings" style:font-pitch="variable" style:font-charset="x-symbol" fo:color="#ffffcc" fo:font-size="75%"/>
      </text:list-level-style-bullet>
      <text:list-level-style-bullet text:level="4" text:bullet-char="">
        <style:list-level-properties text:space-before="3.81cm" text:min-label-width="0.635cm"/>
        <style:text-properties fo:font-family="Wingdings" style:font-pitch="variable" style:font-charset="x-symbol" fo:color="#ffffcc" fo:font-size="75%"/>
      </text:list-level-style-bullet>
      <text:list-level-style-bullet text:level="5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6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7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8" text:bullet-char="">
        <style:list-level-properties text:space-before="5.08cm" text:min-label-width="0.635cm"/>
        <style:text-properties fo:font-family="Wingdings" style:font-pitch="variable" style:font-charset="x-symbol" fo:color="#ffffcc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nary Search Tre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CSC 172 </text:span><text:span text:style-name="T1"><text:line-break/></text:span><text:span text:style-name="T1">DATA STRUCTURES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0.32cm" svg:height="3.175cm" svg:x="2.54cm" svg:y="1.27cm" presentation:class="title" presentation:user-transformed="true">
          <draw:text-box>
            <text:p text:style-name="P1"><text:span text:style-name="T1"><text:s/></text:span><text:span text:style-name="T1">SEARCHING</text:span></text:p>
          </draw:text-box>
        </draw:frame>
        <draw:frame presentation:style-name="pr4" draw:layer="layout" svg:width="23.817cm" svg:height="11.238cm" svg:x="1.27cm" svg:y="5.877cm" presentation:class="outline" presentation:user-transformed="true">
          <draw:text-box>
            <text:p text:style-name="P4"><text:span text:style-name="T2">Review : consider the simple task of looking up an item in an array.</text:span></text:p>
            <text:p text:style-name="P4"/>
            <text:p text:style-name="P4"><text:span text:style-name="T3"/></text:p>
          </draw:text-box>
        </draw:frame>
        <presentation:notes draw:style-name="dp2">
          <draw:page-thumbnail draw:style-name="gr1" draw:layer="layout" svg:width="12.551cm" svg:height="9.67cm" svg:x="3.423cm" svg:y="1.959cm" draw:page-number="2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4.681cm" svg:height="3.212cm" svg:x="0.374cm" svg:y="2.468cm" presentation:class="title">
          <draw:text-box>
            <text:p>Look Up a Phone Number</text:p>
          </draw:text-box>
        </draw:frame>
        <draw:frame presentation:style-name="pr6" draw:text-style-name="P5" draw:layer="layout" svg:width="24.712cm" svg:height="11.049cm" svg:x="0.375cm" svg:y="5.877cm" presentation:class="outline" presentation:user-transformed="true">
          <draw:text-box>
            <text:p><text:span text:style-name="T4">class Friend { String name, pnum ;}</text:span></text:p>
            <text:p><text:span text:style-name="T4"/></text:p>
            <text:p><text:span text:style-name="T4">String findPnumber(Friend [] pbook, <text:s text:c="26"/>String name){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4.681cm" svg:height="3.212cm" svg:x="0.374cm" svg:y="2.468cm" presentation:class="title">
          <draw:text-box>
            <text:p>Look Up a Phone Number</text:p>
          </draw:text-box>
        </draw:frame>
        <draw:frame presentation:style-name="pr6" draw:text-style-name="P5" draw:layer="layout" svg:width="24.712cm" svg:height="12.262cm" svg:x="0.375cm" svg:y="5.877cm" presentation:class="outline" presentation:user-transformed="true">
          <draw:text-box>
            <text:p><text:span text:style-name="T4">class Friend { String name, pnum ;}</text:span></text:p>
            <text:p><text:span text:style-name="T4">String findPnumber(Friend [] pbook, <text:s text:c="26"/>String name){</text:span></text:p>
            <text:p><text:span text:style-name="T5">//simplest – what is the BigO ? </text:span></text:p>
            <text:p><text:span text:style-name="T4"><text:s text:c="3"/></text:span><text:span text:style-name="T4">for (int i=0;i&lt;pbook.length;i++)</text:span></text:p>
            <text:p><text:span text:style-name="T4"><text:s text:c="6"/></text:span><text:span text:style-name="T4">if((pbook[i].name).equals(name))</text:span></text:p>
            <text:p><text:span text:style-name="T4"><text:s text:c="12"/></text:span><text:span text:style-name="T4">return pbook[i].pnum ;</text:span></text:p>
            <text:p><text:span text:style-name="T4"><text:s text:c="3"/></text:span><text:span text:style-name="T4">return null ; </text:span></text:p>
            <text:p><text:span text:style-name="T4"><text:s/></text:span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4.681cm" svg:height="3.439cm" svg:x="0.635cm" svg:y="1.641cm" presentation:class="title" presentation:user-transformed="true">
          <draw:text-box>
            <text:p>What if we could assume <text:line-break/>that the array is sorted?</text:p>
          </draw:text-box>
        </draw:frame>
        <draw:frame presentation:style-name="pr6" draw:text-style-name="P5" draw:layer="layout" svg:width="24.712cm" svg:height="11.049cm" svg:x="0.635cm" svg:y="5.715cm" presentation:class="outline" presentation:user-transformed="true">
          <draw:text-box>
            <text:p><text:span text:style-name="T4"/></text:p>
            <text:p><text:span text:style-name="T4">String findPnumber(Friend [] pbook, <text:s text:c="26"/>String name){</text:span></text:p>
            <text:p><text:span text:style-name="T4"/></text:p>
            <text:p><text:span text:style-name="T4"><text:s/></text:span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7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81cm" svg:height="3.439cm" svg:x="0.374cm" svg:y="2.355cm" presentation:class="title" presentation:user-transformed="true">
          <draw:text-box>
            <text:p>What if we could assume <text:line-break/>that the array is sorted?</text:p>
          </draw:text-box>
        </draw:frame>
        <draw:frame presentation:style-name="pr6" draw:text-style-name="P5" draw:layer="layout" svg:width="24.712cm" svg:height="11.049cm" svg:x="0.375cm" svg:y="5.877cm" presentation:class="outline" presentation:user-transformed="true">
          <draw:text-box>
            <text:p><text:span text:style-name="T4">String findPnumber(Friend [] pbook, <text:s text:c="26"/>String name){</text:span></text:p>
            <text:p><text:span text:style-name="T5">//binary search </text:span></text:p>
            <text:p><text:span text:style-name="T4"><text:s text:c="3"/></text:span><text:span text:style-name="T4">return <text:s/>findPnumber(</text:span></text:p>
            <text:p><text:span text:style-name="T4"><text:s text:c="12"/></text:span><text:span text:style-name="T4">pbook,0,pbook.length-1,</text:span></text:p>
            <text:p><text:span text:style-name="T4"><text:s text:c="12"/></text:span><text:span text:style-name="T4">name); 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4.712cm" svg:height="17.151cm" svg:x="0.375cm" svg:y="1.27cm" presentation:class="outline" presentation:user-transformed="true">
          <draw:text-box>
            <text:p><text:span text:style-name="T6">String findPnumber(Friend [] pbook,</text:span></text:p>
            <text:p><text:span text:style-name="T6"><text:s text:c="19"/></text:span><text:span text:style-name="T6">int low, int high,</text:span></text:p>
            <text:p><text:span text:style-name="T6"><text:s text:c="19"/></text:span><text:span text:style-name="T6">String name){</text:span></text:p>
            <text:p><text:span text:style-name="T7">//binary search – what is the BigO ? </text:span></text:p>
            <text:p><text:span text:style-name="T6"><text:s text:c="3"/></text:span><text:span text:style-name="T6">if (low &gt; high) return null ; </text:span></text:p>
            <text:p><text:span text:style-name="T6"><text:s text:c="3"/></text:span><text:span text:style-name="T6">int mid = (low + high) / 2;</text:span></text:p>
            <text:p><text:span text:style-name="T6"><text:s text:c="3"/></text:span><text:span text:style-name="T6">int comp = pbook[mid].name.compareTo(name) ;</text:span></text:p>
            <text:p><text:span text:style-name="T6"><text:s text:c="3"/></text:span><text:span text:style-name="T6">if (comp == 0) return pbook[mid].pnum;</text:span></text:p>
            <text:p><text:span text:style-name="T6"><text:s text:c="3"/></text:span><text:span text:style-name="T6">if (comp &lt; 0) </text:span></text:p>
            <text:p><text:span text:style-name="T6"><text:s text:c="5"/></text:span><text:span text:style-name="T6">return findPnumber(pbook,mid+1,high,name);</text:span></text:p>
            <text:p><text:span text:style-name="T6"><text:s text:c="3"/></text:span><text:span text:style-name="T6">else</text:span></text:p>
            <text:p><text:span text:style-name="T6"><text:s text:c="5"/></text:span><text:span text:style-name="T6">return findPnumber(pbook,low,mid-1,name); 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4.681cm" svg:height="3.212cm" svg:x="0.374cm" svg:y="2.468cm" presentation:class="title">
          <draw:text-box>
            <text:p>SEARCHING</text:p>
          </draw:text-box>
        </draw:frame>
        <draw:frame presentation:style-name="pr6" draw:layer="layout" svg:width="24.712cm" svg:height="11.049cm" svg:x="0.375cm" svg:y="5.877cm" presentation:class="outline">
          <draw:text-box>
            <text:list text:style-name="L2">
              <text:list-item>
                <text:p>Simple Linear Search – O(n) </text:p>
                <text:list>
                  <text:list-item>
                    <text:p>Works with random data</text:p>
                  </text:list-item>
                </text:list>
              </text:list-item>
              <text:list-item>
                <text:p>Binary Search – O(log n)</text:p>
                <text:p/>
              </text:list-item>
              <text:list-item>
                <text:p>SO : Sorted arrays are easier to search.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0.32cm" svg:height="3.175cm" svg:x="2.54cm" svg:y="1.27cm" presentation:class="title" presentation:user-transformed="true">
          <draw:text-box>
            <text:p text:style-name="P1"><text:span text:style-name="T1"><text:s/></text:span><text:span text:style-name="T1">SORTING</text:span></text:p>
          </draw:text-box>
        </draw:frame>
        <draw:frame presentation:style-name="pr4" draw:layer="layout" svg:width="23.817cm" svg:height="11.238cm" svg:x="1.27cm" svg:y="5.877cm" presentation:class="outline" presentation:user-transformed="true">
          <draw:text-box>
            <text:p text:style-name="P4">Exercise : write a method that sorts an array.</text:p>
            <text:p text:style-name="P4"/>
            <text:p text:style-name="P4"><text:span text:style-name="T2">void mysort(int [] a) {</text:span></text:p>
            <text:p text:style-name="P4"><text:span text:style-name="T2"><text:s/></text:span></text:p>
            <text:p text:style-name="P4"><text:span text:style-name="T2">}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9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86cm" svg:height="4.943cm" svg:x="1.27cm" svg:y="0.704cm" presentation:class="title" presentation:user-transformed="true">
          <draw:text-box>
            <text:p text:style-name="P1"><text:span text:style-name="T1">BUBBLE SORT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0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1">BUBBLE SORT</text:span></text:p>
          </draw:text-box>
        </draw:frame>
        <draw:frame presentation:style-name="pr10" draw:text-style-name="P8" draw:layer="layout" svg:width="24.712cm" svg:height="12.573cm" svg:x="0.375cm" svg:y="5.877cm" presentation:class="outline" presentation:user-transformed="true">
          <draw:text-box>
            <text:list text:style-name="L2">
              <text:list-item>
                <text:p text:style-name="P1">Works by comparing adjacent pairs</text:p>
              </text:list-item>
              <text:list-item>
                <text:p text:style-name="P1">Values “bubble up” to correct position</text:p>
              </text:list-item>
              <text:list-item>
                <text:p text:style-name="P1">O(n^2)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1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2" draw:layer="layout" svg:width="24.681cm" svg:height="2.838cm" svg:x="0.635cm" svg:y="0.337cm" presentation:class="title" presentation:user-transformed="true">
          <draw:text-box>
            <text:p text:style-name="P1"><text:span text:style-name="T1">BUBBLE SORT</text:span></text:p>
          </draw:text-box>
        </draw:frame>
        <draw:frame presentation:style-name="pr4" draw:layer="layout" svg:width="23.182cm" svg:height="11.238cm" svg:x="1.583cm" svg:y="2.956cm" presentation:class="outline" presentation:user-transformed="true">
          <draw:text-box>
            <text:p text:style-name="P4"/>
            <text:p text:style-name="P4"><text:s/><text:span text:style-name="T8">void bubblesort(AnyType [] a) {</text:span></text:p>
            <text:p text:style-name="P4"><text:span text:style-name="T8"><text:s text:c="6"/></text:span><text:span text:style-name="T8">for (int i = 0 ; i &lt; a.length ; i++){</text:span></text:p>
            <text:p text:style-name="P4"><text:span text:style-name="T8"><text:s text:c="6"/></text:span><text:span text:style-name="T8">for (int j = 0 ; j &lt; a.length - 1 ; j++){</text:span></text:p>
            <text:p text:style-name="P4"><text:span text:style-name="T8"><text:s text:c="9"/></text:span><text:span text:style-name="T8">if (a[j].compareTo(a[j+1]) &gt; 0)</text:span></text:p>
            <text:p text:style-name="P4"><text:span text:style-name="T8"><text:s text:c="14"/></text:span><text:span text:style-name="T8">swap(a,j,j+1);</text:span></text:p>
            <text:p text:style-name="P4"><text:span text:style-name="T8"><text:s text:c="9"/></text:span><text:span text:style-name="T8">}</text:span></text:p>
            <text:p text:style-name="P4"><text:span text:style-name="T8"><text:s text:c="7"/></text:span><text:span text:style-name="T8">}</text:span></text:p>
            <text:p text:style-name="P4"><text:span text:style-name="T8"><text:s text:c="2"/></text:span><text:span text:style-name="T8">}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2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2cm" svg:x="0.374cm" svg:y="2.468cm" presentation:class="title">
          <draw:text-box>
            <text:p text:style-name="P1"><text:span text:style-name="T1">SELECTION SORT</text:span></text:p>
          </draw:text-box>
        </draw:frame>
        <draw:frame presentation:style-name="pr6" draw:layer="layout" svg:width="24.712cm" svg:height="11.049cm" svg:x="0.375cm" svg:y="5.877cm" presentation:class="outline">
          <draw:text-box>
            <text:list text:style-name="L2">
              <text:list-item>
                <text:p>Use “search” to help “sort”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3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175cm" svg:x="0.374cm" svg:y="0.635cm" presentation:class="title" presentation:user-transformed="true">
          <draw:text-box>
            <text:p text:style-name="P1"><text:span text:style-name="T1">SELECTION</text:span></text:p>
          </draw:text-box>
        </draw:frame>
        <draw:frame presentation:style-name="pr12" draw:text-style-name="P9" draw:layer="layout" svg:width="22.86cm" svg:height="13.305cm" svg:x="1.27cm" svg:y="3.81cm" presentation:class="outline" presentation:user-transformed="true">
          <draw:text-box>
            <text:p text:style-name="P4"><text:span text:style-name="T8">int indexOfmax(int [] a) {</text:span></text:p>
            <text:p text:style-name="P4"><text:span text:style-name="T8"><text:s text:c="4"/></text:span><text:span text:style-name="T8">int indxMax = 0 ;</text:span></text:p>
            <text:p text:style-name="P4"><text:span text:style-name="T8"><text:s text:c="4"/></text:span><text:span text:style-name="T8">for (int p = 1 ; p &lt; a.length ; p++){</text:span></text:p>
            <text:p text:style-name="P4"><text:span text:style-name="T8"><text:s text:c="6"/></text:span><text:span text:style-name="T8">if (a[p] &gt; a[indxMax]) </text:span></text:p>
            <text:p text:style-name="P4"><text:span text:style-name="T8"><text:s text:c="10"/></text:span><text:span text:style-name="T8">indxMax = p ;</text:span></text:p>
            <text:p text:style-name="P4"><text:span text:style-name="T8"><text:s text:c="4"/></text:span><text:span text:style-name="T8">}</text:span></text:p>
            <text:p text:style-name="P4"><text:span text:style-name="T8"><text:s text:c="4"/></text:span><text:span text:style-name="T8">return indxMax; </text:span></text:p>
            <text:p text:style-name="P4"><text:span text:style-name="T8">}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4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175cm" svg:x="0.374cm" svg:y="0.635cm" presentation:class="title" presentation:user-transformed="true">
          <draw:text-box>
            <text:p text:style-name="P1"><text:span text:style-name="T1">SELECTION 2</text:span></text:p>
          </draw:text-box>
        </draw:frame>
        <draw:frame presentation:style-name="pr12" draw:text-style-name="P9" draw:layer="layout" svg:width="22.86cm" svg:height="13.305cm" svg:x="1.27cm" svg:y="3.81cm" presentation:class="outline" presentation:user-transformed="true">
          <draw:text-box>
            <text:p text:style-name="P4"><text:span text:style-name="T8">int indexOfmax(int [] a, int start) {</text:span></text:p>
            <text:p text:style-name="P4"><text:span text:style-name="T8"><text:s text:c="4"/></text:span><text:span text:style-name="T8">int indxMax = start ;</text:span></text:p>
            <text:p text:style-name="P4"><text:span text:style-name="T8"><text:s text:c="4"/></text:span><text:span text:style-name="T8">for (int p = start + 1 ; p &lt; a.length ; p++){</text:span></text:p>
            <text:p text:style-name="P4"><text:span text:style-name="T8"><text:s text:c="6"/></text:span><text:span text:style-name="T8">if (a[p] &gt; a[indxMax]) </text:span></text:p>
            <text:p text:style-name="P4"><text:span text:style-name="T8"><text:s text:c="10"/></text:span><text:span text:style-name="T8">indxMax = p ;</text:span></text:p>
            <text:p text:style-name="P4"><text:span text:style-name="T8"><text:s text:c="4"/></text:span><text:span text:style-name="T8">}</text:span></text:p>
            <text:p text:style-name="P4"><text:span text:style-name="T8"><text:s text:c="4"/></text:span><text:span text:style-name="T8">return indxMax; </text:span></text:p>
            <text:p text:style-name="P4"><text:span text:style-name="T8">}// what is the BigO ?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5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175cm" svg:x="0.374cm" svg:y="0.635cm" presentation:class="title" presentation:user-transformed="true">
          <draw:text-box>
            <text:p text:style-name="P1"><text:span text:style-name="T1">SELECTION SORT</text:span></text:p>
          </draw:text-box>
        </draw:frame>
        <draw:frame presentation:style-name="pr12" draw:text-style-name="P9" draw:layer="layout" svg:width="22.86cm" svg:height="13.305cm" svg:x="1.27cm" svg:y="3.81cm" presentation:class="outline" presentation:user-transformed="true">
          <draw:text-box>
            <text:p text:style-name="P4"><text:span text:style-name="T8">void selectionSort(int [] a) {</text:span></text:p>
            <text:p text:style-name="P4"><text:span text:style-name="T8"><text:s text:c="4"/></text:span><text:span text:style-name="T8">for (int p = 0 ; p &lt; a.length - 1; p++){</text:span></text:p>
            <text:p text:style-name="P4"><text:span text:style-name="T8"><text:s text:c="6"/></text:span><text:span text:style-name="T8">int mdex = indexOfMax(a,p); // BigO ? </text:span></text:p>
            <text:p text:style-name="P4"><text:span text:style-name="T8"><text:s text:c="6"/></text:span><text:span text:style-name="T8">swap(a,p,mdex);</text:span></text:p>
            <text:p text:style-name="P4"><text:span text:style-name="T8"><text:s text:c="4"/></text:span><text:span text:style-name="T8">} </text:span></text:p>
            <text:p text:style-name="P4"><text:span text:style-name="T8">} // total BigO ?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6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1">SELECTION SORT</text:span></text:p>
          </draw:text-box>
        </draw:frame>
        <draw:frame presentation:style-name="pr10" draw:text-style-name="P8" draw:layer="layout" svg:width="24.712cm" svg:height="12.573cm" svg:x="0.375cm" svg:y="5.877cm" presentation:class="outline" presentation:user-transformed="true">
          <draw:text-box>
            <text:list text:style-name="L2">
              <text:list-item>
                <text:p text:style-name="P1">Takes advantage of sorted sections of the array</text:p>
              </text:list-item>
              <text:list-item>
                <text:p text:style-name="P1">Still O(n^2) but O(n(n+1)/2)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7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4.681cm" svg:height="3.175cm" svg:x="0.374cm" svg:y="0.635cm" presentation:class="title" presentation:user-transformed="true">
          <draw:text-box>
            <text:p text:style-name="P1"><text:span text:style-name="T1">INSERTION SORT</text:span></text:p>
          </draw:text-box>
        </draw:frame>
        <draw:frame presentation:style-name="pr12" draw:text-style-name="P9" draw:layer="layout" svg:width="22.86cm" svg:height="13.305cm" svg:x="1.27cm" svg:y="3.81cm" presentation:class="outline" presentation:user-transformed="true">
          <draw:text-box>
            <text:p text:style-name="P4"><text:span text:style-name="T8">void insertionsort(AnyType [] a) {</text:span></text:p>
            <text:p text:style-name="P4"><text:span text:style-name="T8"><text:s text:c="4"/></text:span><text:span text:style-name="T8">int j ;</text:span></text:p>
            <text:p text:style-name="P4"><text:span text:style-name="T8"><text:s text:c="4"/></text:span><text:span text:style-name="T8">for (int p = 1 ; p &lt; a.length ; p++){</text:span></text:p>
            <text:p text:style-name="P4"><text:span text:style-name="T8"><text:s text:c="6"/></text:span><text:span text:style-name="T8">AnyType tmp = a[p]; </text:span></text:p>
            <text:p text:style-name="P4"><text:span text:style-name="T8"><text:s text:c="6"/></text:span><text:span text:style-name="T8">for (j = p ; j&gt;0 &amp;&amp; tmp.compareTo(a[j-1]) &lt; 0; j--){</text:span></text:p>
            <text:p text:style-name="P4"><text:span text:style-name="T8"><text:s text:c="8"/></text:span><text:span text:style-name="T8">a[j] = a[j-1];</text:span></text:p>
            <text:p text:style-name="P4"><text:span text:style-name="T8"><text:s text:c="4"/></text:span><text:span text:style-name="T8">}</text:span></text:p>
            <text:p text:style-name="P4"><text:span text:style-name="T8"><text:s text:c="4"/></text:span><text:span text:style-name="T8">a[j] = tmp; </text:span></text:p>
            <text:p text:style-name="P4"><text:span text:style-name="T8">}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18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2cm" svg:x="0.374cm" svg:y="2.468cm" presentation:class="title">
          <draw:text-box>
            <text:p text:style-name="P1"><text:span text:style-name="T1">SHELL SORT</text:span></text:p>
          </draw:text-box>
        </draw:frame>
        <draw:frame presentation:style-name="pr6" draw:layer="layout" svg:width="24.712cm" svg:height="11.049cm" svg:x="0.375cm" svg:y="5.877cm" presentation:class="outline">
          <draw:text-box>
            <text:list text:style-name="L2">
              <text:list-item>
                <text:p>Named after Shell, not because it uses shells.</text:p>
                <text:p/>
              </text:list-item>
              <text:list-item>
                <text:p>First know sub-quadratic sorting algorithm (1959)</text:p>
                <text:p/>
              </text:list-item>
              <text:list-item>
                <text:p>Based on the idea of swapping distant rather than near items.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19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4.681cm" svg:height="2.54cm" svg:x="0.374cm" svg:y="0.635cm" presentation:class="title" presentation:user-transformed="true">
          <draw:text-box>
            <text:p text:style-name="P1"><text:span text:style-name="T1">SHELL SORT</text:span></text:p>
          </draw:text-box>
        </draw:frame>
        <draw:frame presentation:style-name="pr14" draw:text-style-name="P10" draw:layer="layout" svg:width="23.182cm" svg:height="13.94cm" svg:x="1.905cm" svg:y="3.175cm" presentation:class="outline" presentation:user-transformed="true">
          <draw:text-box>
            <text:p text:style-name="P4"><text:span text:style-name="T9">void shellsort(AnyType [] a) {</text:span></text:p>
            <text:p text:style-name="P4"><text:span text:style-name="T9">int j ;</text:span></text:p>
            <text:p text:style-name="P4"><text:span text:style-name="T9"><text:s text:c="2"/></text:span><text:span text:style-name="T9">for (int gap = a.length / 2 <text:s/>; gap &gt; 0 ; gap /= 2){</text:span></text:p>
            <text:p text:style-name="P4"><text:span text:style-name="T9"><text:s text:c="4"/></text:span><text:span text:style-name="T9">for (int i = gap ; i &lt; a.length <text:s/>; i++){ </text:span></text:p>
            <text:p text:style-name="P4"><text:span text:style-name="T9"><text:s text:c="6"/></text:span><text:span text:style-name="T9">AnyType tmp = a[i]; </text:span></text:p>
            <text:p text:style-name="P4"><text:span text:style-name="T9"><text:s text:c="6"/></text:span><text:span text:style-name="T9">for (j = i ; <text:s/></text:span></text:p>
            <text:p text:style-name="P4"><text:span text:style-name="T9"><text:s text:c="11"/></text:span><text:span text:style-name="T9">j &gt;= gap &amp;&amp; tmp.compareTo(a[j-gap]) &lt; 0 ; <text:s/></text:span></text:p>
            <text:p text:style-name="P4"><text:span text:style-name="T9"><text:s text:c="11"/></text:span><text:span text:style-name="T9">j -= gap) {</text:span></text:p>
            <text:p text:style-name="P4"><text:span text:style-name="T9"><text:s text:c="11"/></text:span><text:span text:style-name="T9">a[j] = a[j-1]; <text:s text:c="2"/></text:span></text:p>
            <text:p text:style-name="P4"><text:span text:style-name="T9"><text:s text:c="4"/></text:span><text:span text:style-name="T9">}</text:span></text:p>
            <text:p text:style-name="P4"><text:span text:style-name="T9"><text:s text:c="5"/></text:span><text:span text:style-name="T9">a[j] = tmp; </text:span></text:p>
            <text:p text:style-name="P4"><text:span text:style-name="T9"><text:s text:c="2"/></text:span><text:span text:style-name="T9">}</text:span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2.551cm" svg:height="9.67cm" svg:x="3.423cm" svg:y="1.959cm" draw:page-number="20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681cm" svg:height="3.212cm" svg:x="0.374cm" svg:y="2.468cm" presentation:class="title" presentation:user-transformed="true">
          <draw:text-box>
            <text:p text:style-name="P1"><text:span text:style-name="T1">SHELL SORT</text:span></text:p>
          </draw:text-box>
        </draw:frame>
        <draw:frame presentation:style-name="pr10" draw:text-style-name="P8" draw:layer="layout" svg:width="24.712cm" svg:height="12.573cm" svg:x="0.375cm" svg:y="5.877cm" presentation:class="outline" presentation:user-transformed="true">
          <draw:text-box>
            <text:list text:style-name="L2">
              <text:list-item>
                <text:p text:style-name="P1">Works by comparing distant pairs</text:p>
                <text:p text:style-name="P1"/>
              </text:list-item>
              <text:list-item>
                <text:p text:style-name="P1">Sub-quadratic but still polynomial O(n^(3/2)) with Hibbard's increments (1963)</text:p>
                <text:p text:style-name="P1"/>
              </text:list-item>
              <text:list-item>
                <text:p text:style-name="P1">Polynomial O(n^(4/3)) with Sedgewick's increments (1986)</text:p>
              </text:list-item>
            </text:list>
          </draw:text-box>
        </draw:frame>
        <presentation:notes draw:style-name="dp2">
          <draw:page-thumbnail draw:style-name="gr1" draw:layer="layout" svg:width="12.551cm" svg:height="9.67cm" svg:x="3.423cm" svg:y="1.959cm" draw:page-number="21" presentation:class="page"/>
          <draw:frame presentation:style-name="pr2" draw:text-style-name="P3" draw:layer="layout" svg:width="15.519cm" svg:height="11.606cm" svg:x="1.94cm" svg:y="12.2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6b2300" draw:end-color="#000066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627562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627562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627562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627562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627562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627562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7562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0066" draw:fill-gradient-name="Gradient_20_7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a1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a1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a1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a1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a1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a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a1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 text:min-label-width="0.793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 text:min-label-width="0.635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cc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ffffcc" fo:font-size="75%"/>
          </text:list-level-style-bullet>
          <text:list-level-style-bullet text:level="2" text:bullet-char="">
            <style:list-level-properties text:space-before="1.27cm"/>
            <style:text-properties fo:font-family="Wingdings" style:font-pitch="variable" style:font-charset="x-symbol" fo:color="#ffffcc" fo:font-size="75%"/>
          </text:list-level-style-bullet>
          <text:list-level-style-bullet text:level="3" text:bullet-char="">
            <style:list-level-properties text:space-before="2.54cm"/>
            <style:text-properties fo:font-family="Wingdings" style:font-pitch="variable" style:font-charset="x-symbol" fo:color="#ffffcc" fo:font-size="75%"/>
          </text:list-level-style-bullet>
          <text:list-level-style-bullet text:level="4" text:bullet-char="">
            <style:list-level-properties text:space-before="3.81cm"/>
            <style:text-properties fo:font-family="Wingdings" style:font-pitch="variable" style:font-charset="x-symbol" fo:color="#ffffcc" fo:font-size="75%"/>
          </text:list-level-style-bullet>
          <text:list-level-style-bullet text:level="5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6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7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8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9" text:bullet-char="">
            <style:list-level-properties text:space-before="5.08cm"/>
            <style:text-properties fo:font-family="Wingdings" style:font-pitch="variable" style:font-charset="x-symbol" fo:color="#ffffc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Times New Roman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gradient-name="Gradient_20_7" draw:fill-image-width="0cm" draw:fill-image-height="0cm"/>
    </style:style>
    <style:style style:name="Mdp2" style:family="drawing-page">
      <style:drawing-page-properties draw:background-size="border" draw:fill="gradient" draw:fill-color="#000066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00000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cc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c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cc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a1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a1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a1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a1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a1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a1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681cm" svg:height="3.212cm" svg:x="0.374cm" svg:y="2.468cm" presentation:class="title" presentation:placeholder="true">
        <draw:text-box/>
      </draw:frame>
      <draw:frame presentation:style-name="Default-outline1" draw:layer="backgroundobjects" svg:width="24.712cm" svg:height="11.049cm" svg:x="0.375cm" svg:y="5.877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2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title>Largest Contiguous Sum</dc:title>
    <meta:initial-creator>Thaddeus F. Pawlicki</meta:initial-creator>
    <meta:creation-date>2002-01-21T14:15:42</meta:creation-date>
    <dc:date>2014-03-20T15:09:33.71</dc:date>
    <meta:editing-cycles>217</meta:editing-cycles>
    <meta:editing-duration>PT15H33M6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